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2cd1" officeooo:paragraph-rsid="00152cd1" style:font-weight-asian="bold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200%" fo:text-align="center" style:justify-single-word="false"/>
      <style:text-properties fo:font-weight="bold" officeooo:rsid="00152cd1" officeooo:paragraph-rsid="00152cd1" style:font-weight-asian="bold" style:font-weight-complex="bold"/>
    </style:style>
    <style:style style:name="P3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fo:font-weight="bold" officeooo:rsid="00152cd1" officeooo:paragraph-rsid="00152cd1" style:font-weight-asian="bold" style:font-weight-complex="bold"/>
    </style:style>
    <style:style style:name="P4" style:family="paragraph" style:parent-style-name="Standard">
      <style:paragraph-properties fo:margin-top="0.101cm" fo:margin-bottom="0.101cm" loext:contextual-spacing="false" fo:line-height="200%" fo:text-align="justify" style:justify-single-word="false"/>
      <style:text-properties fo:font-weight="bold" officeooo:rsid="00152cd1" officeooo:paragraph-rsid="00152cd1" style:font-weight-asian="bold" style:font-weight-complex="bold"/>
    </style:style>
    <style:style style:name="P5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fo:font-weight="bold" officeooo:rsid="00169b95" officeooo:paragraph-rsid="00169b95" style:font-weight-asian="bold" style:font-weight-complex="bold"/>
    </style:style>
    <style:style style:name="P6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fo:font-weight="normal" officeooo:rsid="00152cd1" officeooo:paragraph-rsid="00152cd1" style:font-weight-asian="normal" style:font-weight-complex="normal"/>
    </style:style>
    <style:style style:name="P7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fo:font-weight="normal" officeooo:rsid="00169b95" officeooo:paragraph-rsid="00169b95" style:font-weight-asian="normal" style:font-weight-complex="normal"/>
    </style:style>
    <style:style style:name="T1" style:family="text">
      <style:text-properties officeooo:rsid="00169b9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9b9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3</text:p>
      <text:p text:style-name="P1"/>
      <text:p text:style-name="P2">Methodology (Outline only)</text:p>
      <text:p text:style-name="P3">Data Collection</text:p>
      <text:p text:style-name="P3">Image Acquisition</text:p>
      <text:p text:style-name="P3">Resampling and representation</text:p>
      <text:p text:style-name="P3"><text:tab/>-<text:span text:style-name="T3">Could be True hexagonal lattice, Irregular hexagonal lattice or Hexagonal to sqaure sampling.</text:span></text:p>
      <text:p text:style-name="P5">Display of hexagonal images</text:p>
      <text:p text:style-name="P5"><text:tab/><text:span text:style-name="T2">-Approximation with rectangular hyperpixels</text:span></text:p>
      <text:p text:style-name="P7"><text:tab/>-Approximation with hexagonal hyperpixels</text:p>
      <text:p text:style-name="P7"><text:tab/>-Approximation via polygon generation</text:p>
      <text:p text:style-name="P7"><text:tab/>-Displaying HIP images</text:p>
      <text:p text:style-name="P3">Image database</text:p>
      <text:p text:style-name="P3">Image Processing within HIP framework by middleton</text:p>
      <text:p text:style-name="P6"><text:tab/>-Spatial domain processing</text:p>
      <text:p text:style-name="P6"><text:tab/> <text:tab/>-edge detection and skeletonisation</text:p>
      <text:p text:style-name="P6"><text:tab/>-Frequency Domain Processing</text:p>
      <text:p text:style-name="P6"><text:tab/><text:tab/>-Fast algorithm for the discrete Fourier transform</text:p>
      <text:p text:style-name="P6"><text:tab/><text:tab/>-Linear Filtering</text:p>
      <text:p text:style-name="P6"><text:tab/>-Image pyramids</text:p>
      <text:p text:style-name="P6"><text:tab/><text:tab/>-subsampling</text:p>
      <text:p text:style-name="P6"><text:s/><text:tab/><text:tab/>- averaging</text:p>
      <text:p text:style-name="P6"><text:soft-page-break/><text:tab/>-Morphological processing</text:p>
      <text:p text:style-name="P6"/>
      <text:p text:style-name="P3">Feature Selection</text:p>
      <text:p text:style-name="P3">Neural Network training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1:50:20.234246011</meta:creation-date>
    <meta:generator>LibreOffice/5.1.6.2$Linux_X86_64 LibreOffice_project/10m0$Build-2</meta:generator>
    <dc:date>2018-01-25T22:04:20.112395547</dc:date>
    <meta:editing-duration>PT13M59S</meta:editing-duration>
    <meta:editing-cycles>2</meta:editing-cycles>
    <meta:document-statistic meta:table-count="0" meta:image-count="0" meta:object-count="0" meta:page-count="2" meta:paragraph-count="24" meta:word-count="84" meta:character-count="704" meta:non-whitespace-character-count="623"/>
  </office:meta>
</office:document-meta>
</file>